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991cm" table:align="left"/>
    </style:style>
    <style:style style:name="Table1.A" style:family="table-column">
      <style:table-column-properties style:column-width="4.443cm"/>
    </style:style>
    <style:style style:name="Table1.B" style:family="table-column">
      <style:table-column-properties style:column-width="8.954cm"/>
    </style:style>
    <style:style style:name="Table1.C" style:family="table-column">
      <style:table-column-properties style:column-width="2.595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55cm"/>
    </style:style>
    <style:style style:name="Table2.B" style:family="table-column">
      <style:table-column-properties style:column-width="13.545cm"/>
    </style:style>
    <style:style style:name="Table2.A1" style:family="table-cell">
      <style:table-cell-properties style:vertical-align="middle" fo:padding="0.049cm" fo:border="none"/>
    </style:style>
    <style:style style:name="Table3" style:family="table">
      <style:table-properties style:width="5.664cm" table:align="left"/>
    </style:style>
    <style:style style:name="Table3.A" style:family="table-column">
      <style:table-column-properties style:column-width="3.893cm"/>
    </style:style>
    <style:style style:name="Table3.B" style:family="table-column">
      <style:table-column-properties style:column-width="1.771cm"/>
    </style:style>
    <style:style style:name="Table3.A1" style:family="table-cell">
      <style:table-cell-properties style:vertical-align="middle" fo:padding="0.049cm" fo:border="none"/>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text-properties fo:font-size="24pt" fo:font-weight="bold" style:font-size-asian="24pt" style:font-weight-asian="bold" style:font-size-complex="24pt" style:font-weight-complex="bold"/>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Horizontal_20_Line">
      <style:paragraph-properties fo:margin-top="0cm" fo:margin-bottom="0.247cm" style:contextual-spacing="false" fo:line-height="115%"/>
    </style:style>
    <style:style style:name="P9" style:family="paragraph" style:parent-style-name="Heading_20_2">
      <style:paragraph-properties fo:margin-top="0cm" fo:margin-bottom="0.247cm" style:contextual-spacing="false" fo:line-height="115%"/>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Heading_20_3">
      <style:paragraph-properties fo:margin-top="0cm" fo:margin-bottom="0.247cm" style:contextual-spacing="false" fo:line-height="115%"/>
    </style:style>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able_20_Heading">
      <style:paragraph-properties fo:margin-top="0cm" fo:margin-bottom="0.247cm" style:contextual-spacing="false" fo:line-height="115%"/>
    </style:style>
    <style:style style:name="P28" style:family="paragraph" style:parent-style-name="Table_20_Contents">
      <style:paragraph-properties fo:margin-top="0cm" fo:margin-bottom="0.247cm" style:contextual-spacing="false" fo:line-height="115%"/>
    </style:style>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T1" style:family="text">
      <style:text-properties fo:font-size="24pt" fo:font-weight="bold" style:font-size-asian="24pt" style:font-weight-asian="bold" style:font-size-complex="24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text:span text:style-name="T1">🏛️ Modular Civic Stewardship</text:span></text:span></text:p>
      <text:p text:style-name="Text_20_body">A Prototype for Transparent, Accountable, and Resilient Governance</text:p>
      <text:p text:style-name="Text_20_body"><text:span text:style-name="Strong_20_Emphasis">Introduction &amp; Overview</text:span></text:p>
      <text:p text:style-name="Text_20_body">In an era of accelerating complexity and institutional fatigue, civic systems must evolve beyond legacy hierarchies and opaque processes. This prototype offers a modular framework for governance—transparent by design, accountable through structure, and resilient through citizen agency. It is not a political proposal, but a conceptual blueprint for reimagining how public stewardship could function if built from first principles.</text:p>
      <text:p text:style-name="Text_20_body">This document explores a theoretical civic architecture where governance is distributed across clearly bounded mandates, each stewarded by elected individuals with explicit responsibilities, public-facing dashboards, and rollback protocols. It treats governance as a living system—auditable, adaptable, and citizen-readable.</text:p>
      <text:p text:style-name="Text_20_body">🧩 Core Principles</text:p>
      <text:list text:style-name="L1">
        <text:list-item>
          <text:p text:style-name="P1"><text:span text:style-name="Strong_20_Emphasis">Modularity</text:span>: Each civic domain operates independently but interoperably, with no implicit hierarchy. Steward roles are defined by mandate, not personality or party. </text:p>
        </text:list-item>
        <text:list-item>
          <text:p text:style-name="P1"><text:span text:style-name="Strong_20_Emphasis">Transparency</text:span>: All decisions, budgets, and contracts are logged in public dashboards. Plain-language summaries are legally binding. </text:p>
        </text:list-item>
        <text:list-item>
          <text:p text:style-name="P1"><text:span text:style-name="Strong_20_Emphasis">Accountability</text:span>: Citizens can trigger audits, rollbacks, and recalls. Emergency powers are time-bound and reviewed post-event. </text:p>
        </text:list-item>
        <text:list-item>
          <text:p text:style-name="P1"><text:span text:style-name="Strong_20_Emphasis">Resilience</text:span>: The system includes stress-testing protocols, rollback clauses, and citizen safeguards to withstand disinformation, populism, and institutional drift. </text:p>
        </text:list-item>
        <text:list-item>
          <text:p text:style-name="P2"><text:span text:style-name="Strong_20_Emphasis">Neutrality</text:span>: Roles and domains are listed alphabetically to avoid implied priority. The framework is non-partisan and non-political by design. </text:p>
        </text:list-item>
      </text:list>
      <text:p text:style-name="P3">🗳️ Civic Elections &amp; Steward Selection</text:p>
      <text:p text:style-name="Text_20_body"><text:span text:style-name="Strong_20_Emphasis">Mandate-Based Representation Without Party Infrastructure</text:span></text:p>
      <text:p text:style-name="Text_20_body">All civic roles are filled through direct citizen elections, structured around stewardship mandates—not political parties or ideological platforms. This approach emphasizes expertise, clarity, and public service over factional loyalty.</text:p>
      <text:p text:style-name="Text_20_body">🔧 Election Mechanics</text:p>
      <text:list text:style-name="L2">
        <text:list-item>
          <text:p text:style-name="P4"><text:span text:style-name="Strong_20_Emphasis">Mandate-Based Ballots</text:span><text:line-break/>Citizens vote for candidates applying to a specific stewardship role (e.g., Civic Archivist, Infrastructure Lead). Each role has its own ballot and candidate pool. </text:p>
        </text:list-item>
        <text:list-item>
          <text:p text:style-name="P4"><text:span text:style-name="Strong_20_Emphasis">No Party Infrastructure</text:span><text:line-break/>Candidates run independently. Campaigns focus on mandate expertise, civic vision, and public service—not party affiliation or ideological branding. </text:p>
        </text:list-item>
        <text:list-item>
          <text:p text:style-name="P4"><text:span text:style-name="Strong_20_Emphasis">Dual-Format Candidate Profiles</text:span><text:line-break/>Each candidate must publish: </text:p>
          <text:list>
            <text:list-item>
              <text:p text:style-name="P4">A <text:span text:style-name="Strong_20_Emphasis">technical mandate plan</text:span> (policy, budget, systems) </text:p>
            </text:list-item>
            <text:list-item>
              <text:p text:style-name="P4">A <text:span text:style-name="Strong_20_Emphasis">plain-language summary</text:span> (values, priorities, accessibility) </text:p>
            </text:list-item>
          </text:list>
        </text:list-item>
        <text:list-item>
          <text:p text:style-name="P4"><text:soft-page-break/><text:span text:style-name="Strong_20_Emphasis">Public Q&amp;A Dashboards</text:span><text:line-break/>Citizens may submit questions to candidates via Civic Interface Channels. Responses are logged and searchable. </text:p>
        </text:list-item>
        <text:list-item>
          <text:p text:style-name="P4"><text:span text:style-name="Strong_20_Emphasis">Term Limits &amp; Cooling-Off Periods</text:span><text:line-break/>All stewardship roles are fixed-term (typically 4 years), with mandatory cooling-off periods before re-election eligibility. </text:p>
        </text:list-item>
        <text:list-item>
          <text:p text:style-name="P4"><text:span text:style-name="Strong_20_Emphasis">Staggered Elections</text:span><text:line-break/>Steward roles and Legislative Assembly seats rotate on staggered cycles to prevent systemic disruption and ensure continuity. </text:p>
        </text:list-item>
        <text:list-item>
          <text:p text:style-name="P5"><text:span text:style-name="Strong_20_Emphasis">Citizen Recall &amp; Rollback Protocols</text:span><text:line-break/>Citizens may trigger mid-term reviews, mandate audits, or recall votes if a steward violates scope, transparency, or civic integrity. </text:p>
        </text:list-item>
      </text:list>
      <text:p text:style-name="Text_20_body">🧭 Candidate Eligibility</text:p>
      <text:list text:style-name="L3">
        <text:list-item>
          <text:p text:style-name="P6"><text:span text:style-name="Strong_20_Emphasis">Mandate Alignment Test</text:span><text:line-break/>Candidates must demonstrate relevant experience or civic understanding aligned with the role’s scope. </text:p>
        </text:list-item>
        <text:list-item>
          <text:p text:style-name="P6"><text:span text:style-name="Strong_20_Emphasis">Civic Literacy Certification</text:span><text:line-break/>All candidates complete a public onboarding module to ensure familiarity with the Civic Constitution, Mandate Architecture, and Steward Protocols. </text:p>
        </text:list-item>
        <text:list-item>
          <text:p text:style-name="P7"><text:span text:style-name="Strong_20_Emphasis">Conflict of Interest Disclosure</text:span><text:line-break/>Financial, institutional, and relational disclosures are published prior to candidacy approval. </text:p>
        </text:list-item>
      </text:list>
      <text:p text:style-name="Text_20_body">This framework is intended for educational, exploratory, and design-thinking purposes. It invites readers to imagine a civic system built not on tradition or ideology, but on clarity, fairness, and structural integrity.</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Heading_20_1" text:outline-level="1"><text:soft-page-break/><text:span text:style-name="Emphasis">🏛️ Modular Civic Stewardship</text:span></text:h>
      <text:p text:style-name="Text_20_body"><text:span text:style-name="Strong_20_Emphasis">A Theoretical Prototype for Transparent, Accountable, and Resilient Governance</text:span><text:line-break/><text:span text:style-name="Emphasis">Drafted for exploratory and educational purposes. This document is non-partisan, non-political, and intended solely as a conceptual framework for civic system design.</text:span></text:p>
      <text:p text:style-name="P8"/>
      <text:h text:style-name="P9" text:outline-level="2">📐 Structural Note</text:h>
      <text:p text:style-name="Text_20_body">To preserve neutrality and avoid implying priority or hierarchy, all civic domains and stewardship roles are presented in alphabetical order. This reflects the modular nature of the framework, where each mandate is bounded, equal in civic weight, and accountable to citizens through explicit protocols.</text:p>
      <text:p text:style-name="P8"/>
      <text:h text:style-name="P9" text:outline-level="2">📊 Budgeting &amp; Compensation</text:h>
      <text:list text:style-name="L4">
        <text:list-item>
          <text:p text:style-name="P10">Mandate-linked proposals submitted by stewards</text:p>
        </text:list-item>
        <text:list-item>
          <text:p text:style-name="P10">Treasurer allocates funds with public justification</text:p>
        </text:list-item>
        <text:list-item>
          <text:p text:style-name="P10">All allocations logged in public dashboards</text:p>
        </text:list-item>
        <text:list-item>
          <text:p text:style-name="P10">Pay reflects mandate complexity</text:p>
        </text:list-item>
        <text:list-item>
          <text:p text:style-name="P10">No pensions or perks—fixed-term contracts only</text:p>
        </text:list-item>
      </text:list>
      <text:p text:style-name="P8"/>
      <text:h text:style-name="P9" text:outline-level="2">🧒 Childcare &amp; Family Autonomy</text:h>
      <text:list text:style-name="L5">
        <text:list-item>
          <text:p text:style-name="P11">Funding parity across all caregiving models</text:p>
        </text:list-item>
        <text:list-item>
          <text:p text:style-name="P11">WFH caregiving recognised as civic contribution</text:p>
        </text:list-item>
        <text:list-item>
          <text:p text:style-name="P11">No penalties for caregiving efficiency</text:p>
        </text:list-item>
      </text:list>
      <text:p text:style-name="P8"/>
      <text:h text:style-name="P9" text:outline-level="2">🧱 Civic Infrastructure &amp; Procurement</text:h>
      <text:list text:style-name="L6">
        <text:list-item>
          <text:p text:style-name="P12">Projects tied to steward mandates</text:p>
        </text:list-item>
        <text:list-item>
          <text:p text:style-name="P12">Contracts published in Civic Contract Ledger</text:p>
        </text:list-item>
        <text:list-item>
          <text:p text:style-name="P12">Payments tied to outcomes, not milestones</text:p>
        </text:list-item>
        <text:list-item>
          <text:p text:style-name="P12">Small providers supported via bid coaching</text:p>
        </text:list-item>
        <text:list-item>
          <text:p text:style-name="P12">Vendors with civic harm history barred until cleared</text:p>
        </text:list-item>
      </text:list>
      <text:p text:style-name="P8"/>
      <text:h text:style-name="P9" text:outline-level="2">🏛️ Civic Legislative Assembly</text:h>
      <text:list text:style-name="L7">
        <text:list-item>
          <text:p text:style-name="P13">15–25 seats, elected independently</text:p>
        </text:list-item>
        <text:list-item>
          <text:p text:style-name="P13">Drafts laws with dual-format publication</text:p>
        </text:list-item>
        <text:list-item>
          <text:p text:style-name="P13"><text:soft-page-break/>Plain-language summaries are legally binding</text:p>
        </text:list-item>
        <text:list-item>
          <text:p text:style-name="P13">Laws include rollback protocols and clarity audits</text:p>
        </text:list-item>
        <text:list-item>
          <text:p text:style-name="P13">Pay: £60k–£100k | Term: 4 years, staggered elections</text:p>
        </text:list-item>
      </text:list>
      <text:p text:style-name="P8"/>
      <text:h text:style-name="P9" text:outline-level="2">🎬 Civic Memory &amp; Media Activation</text:h>
      <text:list text:style-name="L8">
        <text:list-item>
          <text:p text:style-name="P14">Civic Archivist curates public records and heritage</text:p>
        </text:list-item>
        <text:list-item>
          <text:p text:style-name="P14">Journalism and storytelling trigger formal review pathways</text:p>
        </text:list-item>
        <text:list-item>
          <text:p text:style-name="P14">Media that reveals systemic harm must be archived and acted upon</text:p>
        </text:list-item>
      </text:list>
      <text:p text:style-name="P8"/>
      <text:h text:style-name="P9" text:outline-level="2">🧠 Citizen Engagement &amp; Safeguards</text:h>
      <text:list text:style-name="L9">
        <text:list-item>
          <text:p text:style-name="P15">No party infrastructure</text:p>
        </text:list-item>
        <text:list-item>
          <text:p text:style-name="P15">Term limits and cooling-off periods</text:p>
        </text:list-item>
        <text:list-item>
          <text:p text:style-name="P15">Citizen-triggered rollback and recall protocols</text:p>
        </text:list-item>
        <text:list-item>
          <text:p text:style-name="P15">Delegated voting with transparency</text:p>
        </text:list-item>
        <text:list-item>
          <text:p text:style-name="P15">Passive engagement via dashboards</text:p>
        </text:list-item>
        <text:list-item>
          <text:p text:style-name="P15">365-day governance with staggered leave</text:p>
        </text:list-item>
      </text:list>
      <text:h text:style-name="P16" text:outline-level="3">🛡️ Emergency Governance Protocols</text:h>
      <text:list text:style-name="L10">
        <text:list-item>
          <text:p text:style-name="P17">Temporary stewardship overrides require post-event audit</text:p>
        </text:list-item>
        <text:list-item>
          <text:p text:style-name="P17">Emergency actions must be logged and reviewed by Security Integrity Tribunal</text:p>
        </text:list-item>
        <text:list-item>
          <text:p text:style-name="P17">Citizens may trigger retrospective scope and budget reviews</text:p>
        </text:list-item>
        <text:list-item>
          <text:p text:style-name="P17">All emergency laws include rollback clauses and sunset provisions</text:p>
        </text:list-item>
      </text:list>
      <text:h text:style-name="P16" text:outline-level="3">🧭 Public Engagement Layer</text:h>
      <text:list text:style-name="L11">
        <text:list-item>
          <text:p text:style-name="P18">Interactive Mandate Maps and Civic Dashboards</text:p>
        </text:list-item>
        <text:list-item>
          <text:p text:style-name="P18">Public-facing explainer site with glossary, simulations, and onboarding guides</text:p>
        </text:list-item>
        <text:list-item>
          <text:p text:style-name="P18">Citizens may submit feedback via Civic Interface Channels</text:p>
        </text:list-item>
      </text:list>
      <text:p text:style-name="P8"/>
      <text:h text:style-name="P9" text:outline-level="2">🗣️ Free Speech &amp; Civic Liberty</text:h>
      <text:h text:style-name="P16" text:outline-level="3">Civic Expression Clause</text:h>
      <text:p text:style-name="Text_20_body">“Citizens shall have the right to express, publish, and disseminate views—including dissent, satire, and critique—without censorship, retaliation, or institutional penalty, provided such expression does not incite targeted harm or violate proportionality thresholds.”</text:p>
      <text:h text:style-name="P16" text:outline-level="3"><text:soft-page-break/>Liberty Safeguards</text:h>
      <text:list text:style-name="L12">
        <text:list-item>
          <text:p text:style-name="P19">Citizens may abstain from civic participation without penalty</text:p>
        </text:list-item>
        <text:list-item>
          <text:p text:style-name="P19">No compelled speech, ritual, or association</text:p>
        </text:list-item>
        <text:list-item>
          <text:p text:style-name="P19">Whistleblower protections via sealed Civic Integrity Channels</text:p>
        </text:list-item>
        <text:list-item>
          <text:p text:style-name="P19">Verified disclosures trigger Mandate Audits and public summaries</text:p>
        </text:list-item>
      </text:list>
      <text:p text:style-name="P8"/>
      <text:h text:style-name="P9" text:outline-level="2">🌍 Global Presence &amp; Foreign Stewardship</text:h>
      <text:list text:style-name="L13">
        <text:list-item>
          <text:p text:style-name="P20">Overseas roles tied to steward mandates</text:p>
        </text:list-item>
        <text:list-item>
          <text:p text:style-name="P20">Embassies publish Civic Dashboards</text:p>
        </text:list-item>
        <text:list-item>
          <text:p text:style-name="P20">Royal visits logged in Civic Ritual Ledger</text:p>
        </text:list-item>
        <text:list-item>
          <text:p text:style-name="P20">Foreign actions subject to rollback and compatibility review</text:p>
        </text:list-item>
        <text:list-item>
          <text:p text:style-name="P20">Annual Global Civic Health Report published</text:p>
        </text:list-item>
      </text:list>
      <text:p text:style-name="P8"/>
      <text:h text:style-name="P9" text:outline-level="2">🕵️‍♂️ <text:s text:c="2"/>Intelligence &amp; National Security</text:h>
      <text:list text:style-name="L14">
        <text:list-item>
          <text:p text:style-name="P21">Operates under Constitutional Security Mandate</text:p>
        </text:list-item>
        <text:list-item>
          <text:p text:style-name="P21">Civic Safety Steward liaises but does not oversee</text:p>
        </text:list-item>
        <text:list-item>
          <text:p text:style-name="P21">Sealed audit trails reviewed by Security Integrity Tribunal</text:p>
        </text:list-item>
        <text:list-item>
          <text:p text:style-name="P21">Citizens may trigger meta-reviews (scope, budget drift)</text:p>
        </text:list-item>
        <text:list-item>
          <text:p text:style-name="P21">Emergency override protocols require post-event audit</text:p>
        </text:list-item>
        <text:list-item>
          <text:p text:style-name="P21">Public summaries published annually</text:p>
        </text:list-item>
      </text:list>
      <text:p text:style-name="P8"/>
      <text:h text:style-name="P9" text:outline-level="2">⚖️ Justice &amp; Institutional Accountability</text:h>
      <text:list text:style-name="L15">
        <text:list-item>
          <text:p text:style-name="P22">Non-transferable liability for civic harm</text:p>
        </text:list-item>
        <text:list-item>
          <text:p text:style-name="P22">Compensation schemes must be fast-tracked and humane</text:p>
        </text:list-item>
        <text:list-item>
          <text:p text:style-name="P22">Free expression protected with proportionality</text:p>
        </text:list-item>
        <text:list-item>
          <text:p text:style-name="P22">Institutional actors face equal scrutiny</text:p>
        </text:list-item>
      </text:list>
      <text:p text:style-name="P8"/>
      <text:h text:style-name="P9" text:outline-level="2">📜 Law-Making Protocols</text:h>
      <text:list text:style-name="L16">
        <text:list-item>
          <text:p text:style-name="P23">Dual-format publication: legal text + plain-language summary</text:p>
        </text:list-item>
        <text:list-item>
          <text:p text:style-name="P23">Plain-language version is legally binding and enforceable</text:p>
        </text:list-item>
        <text:list-item>
          <text:p text:style-name="P23">Clarity Audit and Mandate Compatibility Test required</text:p>
        </text:list-item>
        <text:list-item>
          <text:p text:style-name="P23">Major laws require citizen ratification or panel review</text:p>
        </text:list-item>
        <text:list-item>
          <text:p text:style-name="P23"><text:soft-page-break/>Post-ratification rollback window included</text:p>
        </text:list-item>
        <text:list-item>
          <text:p text:style-name="P23">Annotated changelogs and voting records published</text:p>
        </text:list-item>
      </text:list>
      <text:h text:style-name="P16" text:outline-level="3">🔬 Stress Testing Clause</text:h>
      <text:list text:style-name="L17">
        <text:list-item>
          <text:p text:style-name="P24">Major laws must undergo scenario simulation (e.g. populism, disinformation, economic shocks)</text:p>
        </text:list-item>
        <text:list-item>
          <text:p text:style-name="P24">Results published in Civic Health Report</text:p>
        </text:list-item>
      </text:list>
      <text:p text:style-name="P8"/>
      <text:h text:style-name="P9" text:outline-level="2">🏘️ Local Government Integration</text:h>
      <text:list text:style-name="L18">
        <text:list-item>
          <text:p text:style-name="P25">Local councils adopt mirrored stewardship roles</text:p>
        </text:list-item>
        <text:list-item>
          <text:p text:style-name="P25">Publish Mandate Maps and Budget Dashboards</text:p>
        </text:list-item>
        <text:list-item>
          <text:p text:style-name="P25">Retain autonomy over zoning and heritage</text:p>
        </text:list-item>
        <text:list-item>
          <text:p text:style-name="P25">Must comply with open standards and audit hygiene</text:p>
        </text:list-item>
        <text:list-item>
          <text:p text:style-name="P25">Regional Mandate Councils coordinate pilots and publish Civic Health Reports</text:p>
        </text:list-item>
      </text:list>
      <text:p text:style-name="P8"/>
      <text:h text:style-name="P9" text:outline-level="2">🧭 Mandate Architecture</text:h>
      <text:h text:style-name="P16" text:outline-level="3">Steward General</text:h>
      <text:list text:style-name="L19">
        <text:list-item>
          <text:p text:style-name="P26">Non-executive coordinator</text:p>
        </text:list-item>
        <text:list-item>
          <text:p text:style-name="P26">Publishes Civic Health Reports</text:p>
        </text:list-item>
        <text:list-item>
          <text:p text:style-name="P26">Mediates mandate disputes and rollback reviews</text:p>
        </text:list-item>
        <text:list-item>
          <text:p text:style-name="P26">Pay: £120k–£150k | Term: 4 years, renewable once</text:p>
        </text:list-item>
      </text:list>
      <text:h text:style-name="P16" text:outline-level="3">Civic Stewards (11 roles)</text:h>
      <table:table table:name="Table1" table:style-name="Table1">
        <table:table-column table:style-name="Table1.A"/>
        <table:table-column table:style-name="Table1.B"/>
        <table:table-column table:style-name="Table1.C"/>
        <table:table-row>
          <table:table-cell table:style-name="Table1.A1" office:value-type="string">
            <text:p text:style-name="P27">Role</text:p>
          </table:table-cell>
          <table:table-cell table:style-name="Table1.A1" office:value-type="string">
            <text:p text:style-name="P27">Mandate</text:p>
          </table:table-cell>
          <table:table-cell table:style-name="Table1.A1" office:value-type="string">
            <text:p text:style-name="P27">Pay Band</text:p>
          </table:table-cell>
        </table:table-row>
        <table:table-row>
          <table:table-cell table:style-name="Table1.A1" office:value-type="string">
            <text:p text:style-name="P28">Civic Archivist</text:p>
          </table:table-cell>
          <table:table-cell table:style-name="Table1.A1" office:value-type="string">
            <text:p text:style-name="P28">Public records, local history, civic memory</text:p>
          </table:table-cell>
          <table:table-cell table:style-name="Table1.A1" office:value-type="string">
            <text:p text:style-name="P28">£80k–£100k</text:p>
          </table:table-cell>
        </table:table-row>
        <table:table-row>
          <table:table-cell table:style-name="Table1.A1" office:value-type="string">
            <text:p text:style-name="P28">Civic Data Steward</text:p>
          </table:table-cell>
          <table:table-cell table:style-name="Table1.A1" office:value-type="string">
            <text:p text:style-name="P28">Data governance, algorithmic transparency, privacy</text:p>
          </table:table-cell>
          <table:table-cell table:style-name="Table1.A1" office:value-type="string">
            <text:p text:style-name="P28">£90k–£120k</text:p>
          </table:table-cell>
        </table:table-row>
        <table:table-row>
          <table:table-cell table:style-name="Table1.A1" office:value-type="string">
            <text:p text:style-name="P28">Civic Education Steward</text:p>
          </table:table-cell>
          <table:table-cell table:style-name="Table1.A1" office:value-type="string">
            <text:p text:style-name="P28">Civic literacy, onboarding, curriculum</text:p>
          </table:table-cell>
          <table:table-cell table:style-name="Table1.A1" office:value-type="string">
            <text:p text:style-name="P28">£80k–£100k</text:p>
          </table:table-cell>
        </table:table-row>
        <table:table-row>
          <table:table-cell table:style-name="Table1.A1" office:value-type="string">
            <text:p text:style-name="P28">Community Advocate</text:p>
          </table:table-cell>
          <table:table-cell table:style-name="Table1.A1" office:value-type="string">
            <text:p text:style-name="P28">Citizen feedback, dispute resolution, engagement</text:p>
          </table:table-cell>
          <table:table-cell table:style-name="Table1.A1" office:value-type="string">
            <text:p text:style-name="P28">£80k–£100k</text:p>
          </table:table-cell>
        </table:table-row>
        <table:table-row>
          <table:table-cell table:style-name="Table1.A1" office:value-type="string">
            <text:p text:style-name="P28">Digital Officer</text:p>
          </table:table-cell>
          <table:table-cell table:style-name="Table1.A1" office:value-type="string">
            <text:p text:style-name="P28">IT systems, cybersecurity, digital rights</text:p>
          </table:table-cell>
          <table:table-cell table:style-name="Table1.A1" office:value-type="string">
            <text:p text:style-name="P28">£90k–£120k</text:p>
          </table:table-cell>
        </table:table-row>
        <table:table-row>
          <table:table-cell table:style-name="Table1.A1" office:value-type="string">
            <text:p text:style-name="P28">Infrastructure Lead</text:p>
          </table:table-cell>
          <table:table-cell table:style-name="Table1.A1" office:value-type="string">
            <text:p text:style-name="P28">Roads, buildings, utilities, public systems</text:p>
          </table:table-cell>
          <table:table-cell table:style-name="Table1.A1" office:value-type="string">
            <text:p text:style-name="P28">£90k–£120k</text:p>
          </table:table-cell>
        </table:table-row>
        <table:table-row>
          <table:table-cell table:style-name="Table1.A1" office:value-type="string">
            <text:p text:style-name="P28">Justice Steward</text:p>
          </table:table-cell>
          <table:table-cell table:style-name="Table1.A1" office:value-type="string">
            <text:p text:style-name="P28">Court access, legal aid, procedural fairness</text:p>
          </table:table-cell>
          <table:table-cell table:style-name="Table1.A1" office:value-type="string">
            <text:p text:style-name="P28">£90k–£120k</text:p>
          </table:table-cell>
        </table:table-row>
        <table:table-row>
          <table:table-cell table:style-name="Table1.A1" office:value-type="string">
            <text:p text:style-name="P28">Planning Steward</text:p>
          </table:table-cell>
          <table:table-cell table:style-name="Table1.A1" office:value-type="string">
            <text:p text:style-name="P28">Zoning, development, heritage preservation</text:p>
          </table:table-cell>
          <table:table-cell table:style-name="Table1.A1" office:value-type="string">
            <text:p text:style-name="P28">£80k–£110k</text:p>
          </table:table-cell>
        </table:table-row>
        <text:soft-page-break/>
        <table:table-row>
          <table:table-cell table:style-name="Table1.A1" office:value-type="string">
            <text:p text:style-name="P28">Public Health Steward</text:p>
          </table:table-cell>
          <table:table-cell table:style-name="Table1.A1" office:value-type="string">
            <text:p text:style-name="P28">NHS access, hospital funding, public health</text:p>
          </table:table-cell>
          <table:table-cell table:style-name="Table1.A1" office:value-type="string">
            <text:p text:style-name="P28">£100k–£130k</text:p>
          </table:table-cell>
        </table:table-row>
        <table:table-row>
          <table:table-cell table:style-name="Table1.A1" office:value-type="string">
            <text:p text:style-name="P28">Civic Safety Steward</text:p>
          </table:table-cell>
          <table:table-cell table:style-name="Table1.A1" office:value-type="string">
            <text:p text:style-name="P28">Policing strategy, transparency, community trust</text:p>
          </table:table-cell>
          <table:table-cell table:style-name="Table1.A1" office:value-type="string">
            <text:p text:style-name="P28">£90k–£120k</text:p>
          </table:table-cell>
        </table:table-row>
        <table:table-row>
          <table:table-cell table:style-name="Table1.A1" office:value-type="string">
            <text:p text:style-name="P28">Treasurer</text:p>
          </table:table-cell>
          <table:table-cell table:style-name="Table1.A1" office:value-type="string">
            <text:p text:style-name="P28">Tax rates, public revenue, budget allocation</text:p>
          </table:table-cell>
          <table:table-cell table:style-name="Table1.A1" office:value-type="string">
            <text:p text:style-name="P28">£110k–£140k</text:p>
          </table:table-cell>
        </table:table-row>
      </table:table>
      <text:p text:style-name="P8"/>
      <text:h text:style-name="P9" text:outline-level="2">👑 Monarchy &amp; Civic Continuity</text:h>
      <table:table table:name="Table2" table:style-name="Table2">
        <table:table-column table:style-name="Table2.A"/>
        <table:table-column table:style-name="Table2.B"/>
        <table:table-row>
          <table:table-cell table:style-name="Table2.A1" office:value-type="string">
            <text:p text:style-name="P27">Civic Milestones</text:p>
          </table:table-cell>
          <table:table-cell table:style-name="Table2.A1" office:value-type="string">
            <text:p text:style-name="P27">Endorses swearing-in of stewards, constitutional amendments, Civic Health Reports</text:p>
          </table:table-cell>
        </table:table-row>
        <table:table-row>
          <table:table-cell table:style-name="Table2.A1" office:value-type="string">
            <text:p text:style-name="P28">Legacy Stewardship</text:p>
          </table:table-cell>
          <table:table-cell table:style-name="Table2.A1" office:value-type="string">
            <text:p text:style-name="P28">Honorary patron of Civic Archivist; supports Civic Memory Framework</text:p>
          </table:table-cell>
        </table:table-row>
        <table:table-row>
          <table:table-cell table:style-name="Table2.A1" office:value-type="string">
            <text:p text:style-name="P28">Public Rituals</text:p>
          </table:table-cell>
          <table:table-cell table:style-name="Table2.A1" office:value-type="string">
            <text:p text:style-name="P28">Attends infrastructure launches, NHS expansions, civic anniversaries</text:p>
          </table:table-cell>
        </table:table-row>
        <table:table-row>
          <table:table-cell table:style-name="Table2.A1" office:value-type="string">
            <text:p text:style-name="P28">Cultural Continuity</text:p>
          </table:table-cell>
          <table:table-cell table:style-name="Table2.A1" office:value-type="string">
            <text:p text:style-name="P28">Embodies national unity across political cycles</text:p>
          </table:table-cell>
        </table:table-row>
      </table:table>
      <text:h text:style-name="P16" text:outline-level="3">Protection Clause</text:h>
      <text:p text:style-name="Text_20_body">“The ceremonial role of the monarchy shall be preserved as a symbol of national unity, civic legacy, and cultural continuity. Any proposal to alter or abolish this role must pass a supermajority citizen ratification and undergo a Civic Heritage Review.”</text:p>
      <text:p text:style-name="P8"/>
      <text:h text:style-name="P9" text:outline-level="2">🏥 NHS as a Permanent Civic Mandate</text:h>
      <text:list text:style-name="L20">
        <text:list-item>
          <text:p text:style-name="P29">Constitutionally protected civic institution</text:p>
        </text:list-item>
        <text:list-item>
          <text:p text:style-name="P29">Cannot be abolished, privatised, or defunded below operational thresholds</text:p>
        </text:list-item>
        <text:list-item>
          <text:p text:style-name="P29">Public Health Steward becomes a constitutional office</text:p>
        </text:list-item>
        <text:list-item>
          <text:p text:style-name="P29">NHS dashboards are public and citizen-readable</text:p>
        </text:list-item>
      </text:list>
      <text:p text:style-name="P8"/>
      <text:h text:style-name="P9" text:outline-level="2">📊 Pension Sustainability</text:h>
      <text:list text:style-name="L21">
        <text:list-item>
          <text:p text:style-name="P30">Surplus assets repurposed under new legislation</text:p>
        </text:list-item>
        <text:list-item>
          <text:p text:style-name="P30">Citizen panels review fairness of reforms</text:p>
        </text:list-item>
        <text:list-item>
          <text:p text:style-name="P30">Rollback clauses included</text:p>
        </text:list-item>
        <text:list-item>
          <text:p text:style-name="P30">Transparency replaces political spin</text:p>
        </text:list-item>
      </text:list>
      <text:p text:style-name="P8"/>
      <text:h text:style-name="P9" text:outline-level="2">⚖️ Proportionality Protocol</text:h>
      <text:p text:style-name="Text_20_body">“Any proposed restriction on civic expression must pass a bounded Proportionality Test, which includes:</text:p>
      <text:list text:style-name="L22">
        <text:list-item>
          <text:p text:style-name="P31">Defined Harm: Must address demonstrable harm—not vague offence</text:p>
        </text:list-item>
        <text:list-item>
          <text:p text:style-name="P31"><text:soft-page-break/>Mandate Alignment: Steward must act within their explicit domain</text:p>
        </text:list-item>
        <text:list-item>
          <text:p text:style-name="P31">Rollback Clause: Citizens may reverse the restriction</text:p>
        </text:list-item>
        <text:list-item>
          <text:p text:style-name="P31">Public Justification: Plain-language rationale published</text:p>
        </text:list-item>
        <text:list-item>
          <text:p text:style-name="P31">Audit Trail: Logged and reviewed quarterly by Steward General”</text:p>
        </text:list-item>
      </text:list>
      <text:p text:style-name="P8"/>
      <text:h text:style-name="P9" text:outline-level="2">🎭 Satire as Civic Expression</text:h>
      <text:list text:style-name="L23">
        <text:list-item>
          <text:p text:style-name="P32">Satire, parody, and cultural critique are explicitly protected</text:p>
        </text:list-item>
        <text:list-item>
          <text:p text:style-name="P32">Public figures and institutions are subject to comedic scrutiny</text:p>
        </text:list-item>
        <text:list-item>
          <text:p text:style-name="P32">Offence is not grounds for censorship—only demonstrable harm is</text:p>
        </text:list-item>
      </text:list>
      <text:p text:style-name="P8"/>
      <text:h text:style-name="P9" text:outline-level="2">🚍 Transport &amp; Local Economy</text:h>
      <text:list text:style-name="L24">
        <text:list-item>
          <text:p text:style-name="P33">Public transport must be cheaper than driving</text:p>
        </text:list-item>
        <text:list-item>
          <text:p text:style-name="P33">Car use remains a right, but priced to reflect civic cost</text:p>
        </text:list-item>
        <text:list-item>
          <text:p text:style-name="P33">Local economies supported through zoning and digital infrastructure</text:p>
        </text:list-item>
        <text:list-item>
          <text:p text:style-name="P33">WFH recognised as legitimate civic contribution</text:p>
        </text:list-item>
      </text:list>
      <text:p text:style-name="P8"/>
      <text:h text:style-name="P9" text:outline-level="2">📈 Total Elected Positions (National Scale)</text:h>
      <table:table table:name="Table3" table:style-name="Table3">
        <table:table-column table:style-name="Table3.A"/>
        <table:table-column table:style-name="Table3.B"/>
        <table:table-row>
          <table:table-cell table:style-name="Table3.A1" office:value-type="string">
            <text:p text:style-name="P27">Category</text:p>
          </table:table-cell>
          <table:table-cell table:style-name="Table3.A1" office:value-type="string">
            <text:p text:style-name="P27">Number</text:p>
          </table:table-cell>
        </table:table-row>
        <table:table-row>
          <table:table-cell table:style-name="Table3.A1" office:value-type="string">
            <text:p text:style-name="P28">Steward General</text:p>
          </table:table-cell>
          <table:table-cell table:style-name="Table3.A1" office:value-type="string">
            <text:p text:style-name="P28">1</text:p>
          </table:table-cell>
        </table:table-row>
        <table:table-row>
          <table:table-cell table:style-name="Table3.A1" office:value-type="string">
            <text:p text:style-name="P28">Civic Stewards</text:p>
          </table:table-cell>
          <table:table-cell table:style-name="Table3.A1" office:value-type="string">
            <text:p text:style-name="P28">11</text:p>
          </table:table-cell>
        </table:table-row>
        <table:table-row>
          <table:table-cell table:style-name="Table3.A1" office:value-type="string">
            <text:p text:style-name="P28">Legislative Assembly</text:p>
          </table:table-cell>
          <table:table-cell table:style-name="Table3.A1" office:value-type="string">
            <text:p text:style-name="P28">~15–25</text:p>
          </table:table-cell>
        </table:table-row>
        <table:table-row>
          <table:table-cell table:style-name="Table3.A1" office:value-type="string">
            <text:p text:style-name="P28"><text:span text:style-name="Strong_20_Emphasis">Total</text:span></text:p>
          </table:table-cell>
          <table:table-cell table:style-name="Table3.A1" office:value-type="string">
            <text:p text:style-name="P28"><text:span text:style-name="Strong_20_Emphasis">~27–37</text:span></text:p>
          </table:table-cell>
        </table:table-row>
      </table:table>
      <text:p text:style-name="Text_20_body"><text:span text:style-name="Emphasis">Local or regional pilots may include partial steward sets based on regional needs. Steward roles may be shared across councils with clear mandate boundaries. Pilot results published in Regional Civic Health Reports.</text:span></text:p>
      <text:p text:style-name="P8"/>
      <text:h text:style-name="P9" text:outline-level="2">🧾 Closing Note</text:h>
      <text:p text:style-name="Text_20_body">This document is a non-political prototype intended for theoretical exploration, civic education, and system design discussion. It does not advocate for disruption, replacement, or opposition to existing institutions. It is offered in the spirit of constructive reflection and public service.</text:p>
      <text:p text:style-name="P8"/>
      <text:p text:style-name="Text_20_body"><text:span text:style-name="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6T11:23:45.889568800</meta:creation-date>
    <dc:date>2025-09-10T19:14:46.538427600</dc:date>
    <meta:editing-duration>PT3H19M44S</meta:editing-duration>
    <meta:editing-cycles>5</meta:editing-cycles>
    <meta:generator>LibreOffice/25.8.0.4$Windows_X86_64 LibreOffice_project/48f00303701489684e67c38c28aff00cd5929e67</meta:generator>
    <meta:document-statistic meta:table-count="3" meta:image-count="0" meta:object-count="0" meta:page-count="8" meta:paragraph-count="211" meta:word-count="1712" meta:character-count="12064" meta:non-whitespace-character-count="10676"/>
  </office:meta>
</office:document-meta>
</file>